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20000AC00000379D000021C1DCC58AB697B79300.svm" manifest:media-type=""/>
  <manifest:file-entry manifest:full-path="Pictures/20000D450000379D000021D8DF1711FE010FEC4F.svm" manifest:media-type=""/>
  <manifest:file-entry manifest:full-path="Pictures/200008350000379D000021C15C183D79210649BE.svm" manifest:media-type=""/>
  <manifest:file-entry manifest:full-path="Pictures/20000E160000379D000021D8CBD3049863677F08.svm" manifest:media-type=""/>
  <manifest:file-entry manifest:full-path="Pictures/200008600000379D000021D81C1973707E093300.svm" manifest:media-type=""/>
  <manifest:file-entry manifest:full-path="Pictures/20000E6D0000379D000021C135D7F50044929FE3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" style:family="graphic">
      <style:graphic-properties style:protect="size"/>
    </style:style>
    <style:style style:name="gr4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r3" style:family="presentation" style:parent-style-name="預設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frame draw:style-name="gr1" draw:text-style-name="P1" draw:layer="layout" svg:width="19.2cm" svg:height="9.593cm" svg:x="4.6cm" svg:y="1.00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9.263cm" svg:height="9.4cm" svg:x="4.537cm" svg:y="10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8.6cm" svg:height="0.992cm" svg:x="18.8cm" svg:y="1.4cm">
          <draw:text-box>
            <text:p>Train-data:各年份往前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tion部份，調整完cost之後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2.891cm" svg:height="13.893cm" svg:x="2.8cm" svg:y="4.343cm">
          <draw:image xlink:href="Pictures/200008350000379D000021C15C183D79210649BE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0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4cm" svg:height="14.6cm" svg:x="2.4cm" svg:y="3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1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86cm" svg:height="15.128cm" svg:x="1.4cm" svg:y="4.272cm">
          <draw:image xlink:href="Pictures/20000E160000379D000021D8CBD3049863677F08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2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3.044cm" svg:height="14.023cm" svg:x="2.156cm" svg:y="5.577cm">
          <draw:image xlink:href="Pictures/200008600000379D000021D81C1973707E093300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4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056cm" svg:height="14.6cm" svg:x="2.2cm" svg:y="4cm">
          <draw:image xlink:href="Pictures/20000E6D0000379D000021C135D7F50044929FE3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5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322cm" svg:height="14.8cm" svg:x="2.137cm" svg:y="3.8cm">
          <draw:image xlink:href="Pictures/20000D450000379D000021D8DF1711FE010FEC4F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1">
        <office:forms form:automatic-focus="false" form:apply-design-mode="false"/>
        <draw:frame draw:style-name="gr5" draw:text-style-name="P2" draw:layer="layout" svg:width="17cm" svg:height="2.474cm" svg:x="4.4cm" svg:y="5.8cm">
          <draw:text-box>
            <text:p>感覺上有遺失或遺漏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加入台積電、鴻海之後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6年</text:p>
              </text:list-item>
            </text:list>
          </draw:text-box>
        </draw:frame>
        <draw:frame draw:style-name="gr4" draw:text-style-name="P4" draw:layer="layout" svg:width="22.2cm" svg:height="13.474cm" svg:x="3.2cm" svg:y="5.926cm">
          <draw:image xlink:href="Pictures/20000AC00000379D000021C1DCC58AB697B79300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eature</text:p>
          </draw:text-box>
        </draw:frame>
        <draw:frame presentation:style-name="pr3" draw:layer="layout" svg:width="25.199cm" svg:height="12.179cm" svg:x="1.6cm" svg:y="4.8cm" presentation:class="outline" presentation:user-transformed="true">
          <draw:text-box>
            <text:list text:style-name="L2">
              <text:list-item>
                <text:p>台灣50(加權指數中貢獻排名前50的股票)</text:p>
              </text:list-item>
              <text:list-item>
                <text:p>道瓊指數</text:p>
              </text:list-item>
              <text:list-item>
                <text:p>費城半導體指數</text:p>
              </text:list-item>
              <text:list-item>
                <text:p>台積電美國股票(ADR)</text:p>
              </text:list-item>
              <text:list-item>
                <text:p>每個股票中又有19個feature，而每一個feature都包含前9天的資料</text:p>
              </text:list-item>
              <text:list-item>
                <text:p>所以一個股票會有190個feature，190*53共10070個featu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投資交易策略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每年進場金額10w</text:p>
              </text:list-item>
              <text:list-item>
                <text:p>出場條件：</text:p>
              </text:list-item>
              <text:list-item>
                <text:p>10w→30w 或 10w →8w 或 時間結束到年底</text:p>
              </text:list-item>
              <text:list-item>
                <text:p>每次最多10比交易，每次進場口數不大於3</text:p>
              </text:list-item>
              <text:list-item>
                <text:p>Takeprofit = 3.0</text:p>
              </text:list-item>
              <text:list-item>
                <text:p>Stoploss = 0.8</text:p>
              </text:list-item>
              <text:list-item>
                <text:p>最長天數為10個交易日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6年表現</text:p>
          </draw:text-box>
        </draw:frame>
        <draw:frame draw:style-name="gr1" draw:text-style-name="P1" draw:layer="layout" svg:width="22.2cm" svg:height="12.882cm" svg:x="3.2cm" svg:y="4.9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.之前的計算roi方式有錯</text:p>
              </text:list-item>
              <text:list-item>
                <text:p>2.新改版的投資策略可行</text:p>
              </text:list-item>
              <text:list-item>
                <text:p>3.往後改版產生train-data的程式，並繼續把feature（53個股票）收集完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7_19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2年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2 最高價（今天跟明天）-開盤（今天） 100 以上的有 60 天</text:p>
              </text:list-item>
              <text:list-item>
                <text:p>出手42次，猜中15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7年</text:p>
          </draw:text-box>
        </draw:frame>
        <draw:frame presentation:style-name="pr3" draw:layer="layout" svg:width="25.199cm" svg:height="12.179cm" svg:x="1.2cm" svg:y="4.914cm" presentation:class="outline" presentation:user-transformed="true">
          <draw:text-box>
            <text:list text:style-name="L2">
              <text:list-item>
                <text:p>準確律超過一個定值之後，roi下降</text:p>
              </text:list-item>
              <text:list-item>
                <text:p>因為以前的很多儘管是錯的，儘管沒有到100點</text:p>
              </text:list-item>
              <text:list-item>
                <text:p>但還是會有價差可以賺</text:p>
              </text:list-item>
              <text:list-item>
                <text:p>所以，把100點的數值調降，調降成75點看看</text:p>
              </text:list-item>
              <text:list-item>
                <text:p>或是調整cost從4:4:2調整成更高看看~</text:p>
              </text:list-item>
              <text:list-item>
                <text:p>其他年份的cost都要*9~10</text:p>
              </text:list-item>
              <text:list-item>
                <text:p>但唯讀2017的train只要*5~4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0:28:33.981265527</meta:creation-date>
    <dc:date>2017-06-19T01:12:06.280966867</dc:date>
    <meta:editing-duration>PT11H53M58S</meta:editing-duration>
    <meta:editing-cycles>36</meta:editing-cycles>
    <meta:generator>LibreOffice/5.1.6.2$Linux_X86_64 LibreOffice_project/10m0$Build-2</meta:generator>
    <meta:document-statistic meta:object-count="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01cm" svg:height="12.883cm" xlink:href="." xlink:type="simple" chart:class="chart:bar" chart:style-name="ch1">
        <chart:legend chart:legend-position="end" svg:x="21.076cm" svg:y="6.142cm" style:legend-expansion="high" chart:style-name="ch2"/>
        <chart:plot-area chart:style-name="ch3" chart:data-source-has-labels="both" svg:x="0.444cm" svg:y="0.257cm" svg:width="20.188cm" svg:height="12.369cm">
          <chartooo:coordinate-region svg:x="1.171cm" svg:y="0.378cm" svg:width="19.381cm" svg:height="11.245cm"/>
          <chart:axis chart:dimension="x" chart:name="primary-x" chart:style-name="ch4" chartooo:axis-type="text">
            <chart:categories table:cell-range-address="local-table.$A$2:.$A$1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2" chart:label-cell-address="local-table.$B$1" chart:class="chart:bar">
            <chart:data-point chart:repeated="1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815">
                <text:p>0.97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625">
                <text:p>0.9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5">
                <text:p>0.8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5">
                <text:p>0.8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575">
                <text:p>0.82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975">
                <text:p>1.13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62">
                <text:p>1.0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155">
                <text:p>0.99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055">
                <text:p>0.99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455">
                <text:p>1.13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722">
                <text:p>1.6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7145">
                <text:p>1.67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6345">
                <text:p>1.563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27">
                <text:p>1.5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6195">
                <text:p>1.561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327">
                <text:p>1.8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3195">
                <text:p>1.83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795">
                <text:p>1.747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8225">
                <text:p>1.68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2225">
                <text:p>1.62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5515">
                <text:p>1.455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8675">
                <text:p>1.38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3515">
                <text:p>1.33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344">
                <text:p>1.3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7775">
                <text:p>1.27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7725">
                <text:p>1.277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627">
                <text:p>1.26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6245">
                <text:p>1.262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2545">
                <text:p>1.22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2495">
                <text:p>1.22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2745">
                <text:p>1.427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867">
                <text:p>2.18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7545">
                <text:p>2.675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747">
                <text:p>2.67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7395">
                <text:p>2.67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652">
                <text:p>3.0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6445">
                <text:p>3.064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1375">
                <text:p>3.01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155">
                <text:p>2.9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1475">
                <text:p>2.91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14">
                <text:p>2.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91325">
                <text:p>2.91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42">
                <text:p>2.8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675">
                <text:p>2.8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2955">
                <text:p>2.82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8605">
                <text:p>2.78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3505">
                <text:p>2.735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343">
                <text:p>2.7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833">
                <text:p>2.68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8255">
                <text:p>2.68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3545">
                <text:p>2.935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7695">
                <text:p>2.876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2145">
                <text:p>2.821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7495">
                <text:p>2.774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3715">
                <text:p>2.737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364">
                <text:p>2.73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569">
                <text:p>2.65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5615">
                <text:p>2.656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554">
                <text:p>2.65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5465">
                <text:p>2.654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9015">
                <text:p>2.29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94">
                <text:p>2.2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105">
                <text:p>2.2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105">
                <text:p>2.2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0235">
                <text:p>2.10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016">
                <text:p>2.10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347">
                <text:p>2.03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3395">
                <text:p>2.03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0585">
                <text:p>1.905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051">
                <text:p>1.90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0435">
                <text:p>1.904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036">
                <text:p>1.90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0285">
                <text:p>1.902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021">
                <text:p>1.90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83995">
                <text:p>1.839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991">
                <text:p>1.6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9835">
                <text:p>1.698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771">
                <text:p>1.57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7635">
                <text:p>1.576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839">
                <text:p>1.48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8545">
                <text:p>1.385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832">
                <text:p>1.38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887">
                <text:p>1.38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8845">
                <text:p>1.388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882">
                <text:p>1.38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8795">
                <text:p>1.387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3375">
                <text:p>1.23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4565">
                <text:p>1.045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775">
                <text:p>0.98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8625">
                <text:p>0.98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8475">
                <text:p>0.984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225">
                <text:p>1.4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01cm" svg:height="9.594cm" xlink:href="." xlink:type="simple" chart:class="chart:bar" chart:style-name="ch1">
        <chart:title svg:x="8.28cm" svg:y="0.326cm" chart:style-name="ch2">
          <text:p>option_roi</text:p>
        </chart:title>
        <chart:plot-area chart:style-name="ch3" chart:data-source-has-labels="both" svg:x="1.603cm" svg:y="1.608cm" svg:width="17.214cm" svg:height="6.606cm">
          <chartooo:coordinate-region svg:x="2.41cm" svg:y="1.847cm" svg:width="16.407cm" svg:height="6.129cm"/>
          <chart:axis chart:dimension="x" chart:name="primary-x" chart:style-name="ch4" chartooo:axis-type="auto">
            <chartooo:date-scale/>
            <chart:title svg:x="9.828cm" svg:y="8.405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809cm" chart:style-name="ch7">
              <text:p>option_roi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on_ro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1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64cm" svg:height="9.401cm" xlink:href="." xlink:type="simple" chart:class="chart:bar" chart:style-name="ch1">
        <chart:title svg:x="8.789cm" svg:y="0.323cm" chart:style-name="ch2">
          <text:p>準確率</text:p>
        </chart:title>
        <chart:plot-area chart:style-name="ch3" chart:data-source-has-labels="both" svg:x="1.445cm" svg:y="1.39cm" svg:width="17.434cm" svg:height="6.634cm">
          <chartooo:coordinate-region svg:x="2.807cm" svg:y="1.629cm" svg:width="16.072cm" svg:height="5.819cm"/>
          <chart:axis chart:dimension="x" chart:name="primary-x" chart:style-name="ch4" chartooo:axis-type="auto">
            <chartooo:date-scale/>
            <chart:title svg:x="9.78cm" svg:y="8.212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287cm" chart:style-name="ch7">
              <text:p>準確率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準確率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82">
                <text:p>0.50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344">
                <text:p>0.73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4.601cm" xlink:href="." xlink:type="simple" chart:class="chart:bar" chart:style-name="ch1">
        <chart:legend chart:legend-position="end" svg:x="22.876cm" svg:y="7.001cm" style:legend-expansion="high" chart:style-name="ch2"/>
        <chart:plot-area chart:style-name="ch3" chart:data-source-has-labels="both" svg:x="0.48cm" svg:y="0.292cm" svg:width="21.916cm" svg:height="14.017cm">
          <chartooo:coordinate-region svg:x="1.313cm" svg:y="0.491cm" svg:width="21.012cm" svg:height="13.619cm"/>
          <chart:axis chart:dimension="x" chart:name="primary-x" chart:style-name="ch4" chartooo:axis-type="text">
            <chart:categories table:cell-range-address="local-table.$A$2:.$A$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2" chart:label-cell-address="local-table.$B$1" chart:class="chart:bar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00502512563">
                <text:p>-0.01005025125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527638191">
                <text:p>0.105527638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50753768844">
                <text:p>-0.0150753768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61467889908">
                <text:p>-0.261467889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16342412451">
                <text:p>-0.416342412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53947368421">
                <text:p>-0.095394736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59210526316">
                <text:p>-0.0559210526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4605263158">
                <text:p>0.404605263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6052631579">
                <text:p>0.296052631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0526315789">
                <text:p>1.6052631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631578947">
                <text:p>1.77631578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0526315789">
                <text:p>0.46052631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0394736842">
                <text:p>0.470394736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41968329891">
                <text:p>-0.441968329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4287195525">
                <text:p>-0.194287195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11345335351">
                <text:p>-0.211345335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68521042553">
                <text:p>0.0568521042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54267461598">
                <text:p>-0.154267461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10451455377">
                <text:p>-0.110451455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0720539171">
                <text:p>0.130720539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7689625473">
                <text:p>0.297689625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825396559942">
                <text:p>-0.0825396559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65020779156">
                <text:p>-0.165020779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70079688271">
                <text:p>-0.170079688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5705613299">
                <text:p>0.265705613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1642514905">
                <text:p>0.271642514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13670761178">
                <text:p>-0.113670761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24658210066">
                <text:p>-0.1246582100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20686339273">
                <text:p>-0.120686339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45358764456">
                <text:p>0.0545358764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78608758184">
                <text:p>-0.0178608758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12684064854">
                <text:p>-0.112684064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05108243931">
                <text:p>-0.1051082439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12918196185">
                <text:p>-0.112918196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805411778478">
                <text:p>-0.0805411778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89779331221">
                <text:p>-0.289779331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13374752281">
                <text:p>-0.513374752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86198794224">
                <text:p>-0.486198794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22321913856">
                <text:p>-0.522321913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28676907125">
                <text:p>-0.528676907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6161416829">
                <text:p>-0.561614168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74933732472">
                <text:p>-0.6749337324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67508424547">
                <text:p>-0.667508424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91932503282">
                <text:p>-0.791932503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8196519805">
                <text:p>-0.78196519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70610664682">
                <text:p>-0.6706106646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48033714912">
                <text:p>-0.648033714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86699668035">
                <text:p>-0.586699668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493900042645">
                <text:p>-0.493900042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74233010845">
                <text:p>-0.4742330108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62424429932">
                <text:p>-0.624244299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94609126105">
                <text:p>-0.694609126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18516443545">
                <text:p>-0.618516443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81716015419">
                <text:p>-0.581716015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01207448721">
                <text:p>-0.601207448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643710647122">
                <text:p>-0.6437106471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76397889473">
                <text:p>-0.576397889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66781781238">
                <text:p>-0.566781781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57374718833">
                <text:p>-0.5573747188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45995099966">
                <text:p>-0.445995099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4884564892">
                <text:p>-0.548845648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50594401125">
                <text:p>-0.450594401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87971328555">
                <text:p>-0.5879713285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56761556481">
                <text:p>-0.5567615564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40608052404">
                <text:p>-0.40608052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88247797338">
                <text:p>-0.4882477973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29307879107">
                <text:p>-0.629307879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95658050441">
                <text:p>-0.595658050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71564773116">
                <text:p>-0.571564773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19706461328">
                <text:p>-0.619706461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603049796138">
                <text:p>-0.603049796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623452808919">
                <text:p>-0.6234528089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47007688986">
                <text:p>-0.6470076889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24664202751">
                <text:p>-0.6246642027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84448731682">
                <text:p>-0.684448731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90741249642">
                <text:p>-0.6907412496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720341882259">
                <text:p>-0.7203418822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72112143662">
                <text:p>-0.772112143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5628550758">
                <text:p>-0.756285507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50665986192">
                <text:p>-0.750665986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94949160717">
                <text:p>-0.794949160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95609819">
                <text:p>-0.803956098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790933614496">
                <text:p>-0.79093361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03316751446">
                <text:p>-0.803316751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45165921697">
                <text:p>-0.8451659216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889914585518">
                <text:p>-0.889914585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898327042685">
                <text:p>-0.8983270426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33564021603">
                <text:p>-0.9335640216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1398430796">
                <text:p>-0.951398430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54987745854">
                <text:p>-0.954987745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41544639302">
                <text:p>-0.941544639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476464749">
                <text:p>-0.9476464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52761248857">
                <text:p>-0.952761248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65637916627">
                <text:p>-0.965637916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96304687982">
                <text:p>-0.96304687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35723218943">
                <text:p>-0.935723218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26177884211">
                <text:p>-0.926177884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38695620475">
                <text:p>-0.938695620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42767249743">
                <text:p>-0.9427672497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16520383384">
                <text:p>-0.916520383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30159780603">
                <text:p>-0.9301597806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28510938998">
                <text:p>-0.928510938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34466958672">
                <text:p>-0.9344669586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44085201366">
                <text:p>-0.9440852013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940002355488">
                <text:p>-0.940002355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41684846921">
                <text:p>-0.9416848469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925689961695">
                <text:p>-0.9256899616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92481506615">
                <text:p>-0.924815066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956754361859">
                <text:p>-0.956754361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948319471473">
                <text:p>-0.9483194714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953114572058">
                <text:p>-0.953114572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963489935897">
                <text:p>-0.963489935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962115901227">
                <text:p>-0.9621159012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943860869175">
                <text:p>-0.9438608691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939340575524">
                <text:p>-0.939340575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964779845996">
                <text:p>-0.9647798459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66484770648">
                <text:p>-0.9664847706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67595214994">
                <text:p>-0.967595214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8270959637">
                <text:p>-0.982709596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83786390888">
                <text:p>-0.983786390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8095980528">
                <text:p>-0.980959805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7855384253">
                <text:p>-0.978553842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80909330537">
                <text:p>-0.980909330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80696214955">
                <text:p>-0.9806962149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7995031042">
                <text:p>-0.979950310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82507697398">
                <text:p>-0.9825076973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4302354927">
                <text:p>-0.9843023549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86068970932">
                <text:p>-0.9860689709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83724699535">
                <text:p>-0.9837246995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87089682402">
                <text:p>-0.9870896824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84818318967">
                <text:p>-0.9848183189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987011166135">
                <text:p>-0.987011166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987314014593">
                <text:p>-0.9873140145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84330396451">
                <text:p>-0.9843303964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86955083087">
                <text:p>-0.9869550830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8762807966">
                <text:p>-0.987628079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90432232049">
                <text:p>-0.9904322320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92081073654">
                <text:p>-0.9920810736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92826978189">
                <text:p>-0.992826978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92591429389">
                <text:p>-0.9925914293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992866236323">
                <text:p>-0.9928662363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992597037693">
                <text:p>-0.9925970376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993640182382">
                <text:p>-0.9936401823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994043980326">
                <text:p>-0.9940439803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994515077927">
                <text:p>-0.9945150779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995692821931">
                <text:p>-0.9956928219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995849854464">
                <text:p>-0.995849854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